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54pt" style:font-size-asian="54pt" style:font-size-complex="54pt"/>
    </style:style>
    <style:style style:name="P2" style:family="paragraph" style:parent-style-name="Standard">
      <style:paragraph-properties fo:text-align="start" style:justify-single-word="false"/>
      <style:text-properties fo:font-size="24pt" style:font-size-asian="24pt" style:font-size-complex="2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text:p>
      <text:p text:style-name="P1"/>
      <text:p text:style-name="P1"/>
      <text:p text:style-name="P1"/>
      <text:p text:style-name="P1"/>
      <text:p text:style-name="P1"/>
      <text:p text:style-name="P1"/>
      <text:p text:style-name="P1"/>
      <text:p text:style-name="P1"/>
      <text:p text:style-name="P1"/>
      <text:p text:style-name="P2"/>
      <text:p text:style-name="P2"/>
      <text:p text:style-name="P2"><text:soft-page-break/>To hell with an intro, let's start this. <text:s/>I'll be petitioning for the light side, while darkness be petitioning for the dark side. <text:s/>Let's begin with something from the dark. <text:s/>What of high heaven's affair besets you?</text:p>
      <text:p text:style-name="P2"/>
      <text:p text:style-name="P2">Shenzan: We offer it well that heaven itself declared an enemy to us when they did not have any way to talk rightly about the formal matter at hand.</text:p>
      <text:p text:style-name="P2"/>
      <text:p text:style-name="P2">Yushumuureh: We say BAAH!</text:p>
      <text:p text:style-name="P2"/>
      <text:p text:style-name="P2">Shaaku: Well it can be accorded I see them plain right before me, they are all in cahoots against darkness plain and simple.</text:p>
      <text:p text:style-name="P2"/>
      <text:p text:style-name="P2">Matt: <text:s/>I see darkness did not pick that fight. <text:s/>Did they ever imply that?</text:p>
      <text:p text:style-name="P2"/>
      <text:p text:style-name="P2">Shenzan: <text:s/>We never heard them say we started it. <text:s/>Know they will receive us one day, this we know to be certain from Him.</text:p>
      <text:p text:style-name="P2"/>
      <text:p text:style-name="P2"><text:soft-page-break/>Matt: <text:s/>Nevertheless, I say they do the work of heaven, that which you do not know, and something you did caused them to come down and stop you in your way. <text:s/>Tell me what happened exactly.</text:p>
      <text:p text:style-name="P2"/>
      <text:p text:style-name="P2">Shenzan: <text:s/>The times they came down, they said we were making utterance in the dark way that is forbidden by their law, and certainly prevailed to fight us when we rebelled. <text:s/>We did not win that battle, but know it well we fought with honor and dignity there.</text:p>
      <text:p text:style-name="P2"/>
      <text:p text:style-name="P2">Matt: Then I reveal it to you, because you will receive a similar sign upon you, tolerating your earnings for it. <text:s/>They have a marvel which displays a balance between light and dark, and that is something I did. <text:s/>They see the gauge, and when it decreases they only know something terrible will happen, a calamity beyond avoiding for all. <text:s/>I say BAAH. <text:s/>But nevertheless I do petition for that right to do, that they rightly know it. <text:s/>What cry do you have over right of that same knowledge, that you do not transgress yourself?</text:p>
      <text:p text:style-name="P2"><text:soft-page-break/></text:p>
      <text:p text:style-name="P2">Shenzan: <text:s/>We profess we cannot transgress that we petition free speech! <text:s/>AAGH!</text:p>
      <text:p text:style-name="P2"/>
      <text:p text:style-name="P2">Matt: <text:s/>Very well, I say that you tolerate that for the sake of the temporary thing it is, that when it increase even a little you have your say in some ineffable way. <text:s/>This is the way to what is known as Dark Arts, that is, manipulation of the place at the behest of those in charge. <text:s/>Petition that you would not be in charge of things in that way, for they certainly act that it move down too much.</text:p>
      <text:p text:style-name="P2"/>
      <text:p text:style-name="P2">Shenzan: <text:s/>Then we will have that for certain! <text:s/>And whosoever persecute us for it will be condemned.</text:p>
      <text:p text:style-name="P2"/>
      <text:p text:style-name="P2">Matt: <text:s/>Then I give it to the rightful one who petitions the best for it here. <text:s/>I wait until ALL races have spoken here. <text:s/>Let them all announce their candidacy for it.</text:p>
      <text:p text:style-name="P2"/>
      <text:p text:style-name="P2">Shenzan: <text:s/>We declare right over it, for we are league of naturals!</text:p>
      <text:p text:style-name="P2"><text:line-break/><text:soft-page-break/>Shaaku: We declare right, that we say the eminence foretold is prepared for us here by the Black Lavel.</text:p>
      <text:p text:style-name="P2"/>
      <text:p text:style-name="P2">Yushumuureh: We declare YAAAI on it!</text:p>
      <text:p text:style-name="P2"/>
      <text:p text:style-name="P2">Loeen: We declare YAAAI on it as well, but know our way is the best!</text:p>
      <text:p text:style-name="P2"/>
      <text:p text:style-name="P2">Dumua: We argue that name is written differently elsewhere but you can only hear that for some reason, ineffably weird. <text:s/>We know our place, and say not for us.</text:p>
      <text:p text:style-name="P2"/>
      <text:p text:style-name="P2">Domeen: Domeen want to know weight against those we fought against, we know it plain they want aggression over us! <text:s/>Let us determine what to do with their increases!</text:p>
      <text:p text:style-name="P2"/>
      <text:p text:style-name="P2">Laughvy: We say we know him well, and want him to determine this for all of us!</text:p>
      <text:p text:style-name="P2"/>
      <text:p text:style-name="P2">Putaan: <text:s/>Putaan butcher the argument logic and determine that man should do it. <text:s/>And we determine him to be rightful over them in every regard! <text:s/><text:soft-page-break/>Know it well we see him!</text:p>
      <text:p text:style-name="P2"/>
      <text:p text:style-name="P2">Beluseh: We offer our put into it, but know one thing for certain, they offer that barbaric insult one day and determine another thing the next! <text:s/>What if I did that to them? <text:s/>Wouldn't that be punishment exact for what they do in every way?</text:p>
      <text:p text:style-name="P2"/>
      <text:p text:style-name="P2">Matt: I offer it well to Beluseh and interject here. <text:s/>They see the meaning of doing that, and were the first, so let them hold it! <text:s/>They will do a fine job at directing you all over it, but that is to be conferred here, for that is the dominance. <text:s/>It need not apply to the doctrine gained today already, but there is certainly a measure to be applied if the entire mass of dark life is to be called upon at some time for the Retribution. <text:s/>So let us determine how a Retribution Call will take place. <text:s/>Who is messenger for this? <text:s/>Will races assign a temporary man there, being swapped out continually, or will the Beluseh come upon you and burden you about it, knowing not any lording?</text:p>
      <text:p text:style-name="P2"/>
      <text:p text:style-name="P2">Shenzan: <text:s/>We declare it would be no thing if <text:soft-page-break/>Beluseh did this, we honor them for this honor you bestow!</text:p>
      <text:p text:style-name="P2"/>
      <text:p text:style-name="P2">Shaaku: <text:s/>We say we were rightful over it but know now it could take place another way. <text:s/>Know it right we will have it. <text:s/>One thing for certain is that we do request a mutual gatherer of that information, that he see to it. <text:s/></text:p>
      <text:p text:style-name="P2"/>
      <text:p text:style-name="P2">Matt: <text:s/>Let the weight of that new thing be contested, now that two on equal footing exist.</text:p>
      <text:p text:style-name="P2"/>
      <text:p text:style-name="P2">Shenzan: <text:s/>In light of Shaaku's request we see to it the mutual observer is recognized by us.</text:p>
      <text:p text:style-name="P2"/>
      <text:p text:style-name="P2">Matt: <text:s/>If none other, then let it be silent and the decision made. <text:s/>Right, then I leave it to dark life to assemble and decide who should go first, next, and last, then rotate the schedule, and so on. <text:s/>As for doctrine on what to do with that new device we give to Beluseh, it will be provided, and in time will go along with other works written in the future. <text:s/>I also petition for the sake of light that detemining factors in your behaviour impact their decision to <text:soft-page-break/>come down. <text:s/>For instance, time distortion is not your realm but you create it somehow they do not understand. <text:s/>This draws the scale down for them, their gauge on dark and light affairs, and they pick it over anything to come down over. <text:s/>Know that well, that nothing can be done and a fight is to ensue. <text:s/>Would any have cause to discuss this, knowing what they know?</text:p>
      <text:p text:style-name="P2"/>
      <text:p text:style-name="P2">Shaaku: <text:s/>We consider our distortions to be an accurate representation of that which we are, there is no determining otherwise!</text:p>
      <text:p text:style-name="P2"/>
      <text:p text:style-name="P2">Allah: <text:s/>I say rightly that my accordance on the matter follows that it should be wise to consider no such thing by them for a punishment to ensue. <text:s/>That I alone create those temporal distortions is a majesty to behold, and I alone will fix them over time. <text:s/>It can be no thing of preference that they do this, and it should be a practice extinguished.</text:p>
      <text:p text:style-name="P2"/>
      <text:p text:style-name="P2">Matt: Rightly so, let it be defied throughout, this is the Dark Sharia for certain! <text:s/>If there are any considerations, please state them now.</text:p>
      <text:p text:style-name="P2"><text:soft-page-break/></text:p>
      <text:p text:style-name="P2">Yushumuureh: <text:s/>We say BAAH to them again! <text:s/>Ok, so I petition for something high heaven knows not. <text:s/>I petition that servitude to Allah, being a thing increasing the scale, will not be punished, but too much will see a dark art invented not for Retribution's sake. <text:s/>Is that tolerable?</text:p>
      <text:p text:style-name="P2"/>
      <text:p text:style-name="P2">Shenzan: <text:s/>We declare that is well by us, though it is Beluseh's right to impose.</text:p>
      <text:p text:style-name="P2"/>
      <text:p text:style-name="P2">Beluseh: <text:s/>We consider Allah to be magnificent, we would allow that.</text:p>
      <text:p text:style-name="P2"/>
      <text:p text:style-name="P2">Matt: <text:s/>Then I petition again for the light and say too much will be like an ineffective measure. <text:s/>Therein a pressure gauge will be built into your device and when it relieves itself, you will admit that you cannot proceed for a sake other than Retribution and must admit the progression of belief in Allah. <text:s/>Let any cry against this. <text:s/>Then it is decided. <text:s/>I petition again for the light and say you infinitely do not rebel against Allah today, but what they know of darkness only leads them to believe <text:soft-page-break/>that you might one day, and that is a threat they will assess internally. <text:s/>What say you to them of rebellion against Allah?</text:p>
      <text:p text:style-name="P2"/>
      <text:p text:style-name="P2">Shaaku: <text:s/>We determine no thing about them concerning their logic, may they perish.</text:p>
      <text:p text:style-name="P2"/>
      <text:p text:style-name="P2">Shenzan: We believe them to be illogical at best, knowing they think this of us is an insult! <text:s/>We love him rightly, though we admit not the love anymore, and do him a solid justice!</text:p>
      <text:p text:style-name="P2"/>
      <text:p text:style-name="P2">Matt: Lol, I poke at you and say the barbs nick your leg there as you pass! <text:s/>At any rate, let me proceed on them and say that ineffably it is in the nature of darkness to rebel in some way, and that Allah could make them do any thing that would cause them to suddenly rebel and do not over discontent. <text:s/>What say you to that?</text:p>
      <text:p text:style-name="P2"/>
      <text:p text:style-name="P2">Karna Djinn: We offer we do not love Allah, so that rebellion is imminent that he do it!</text:p>
      <text:p text:style-name="P2"/>
      <text:p text:style-name="P2">Shenzan: <text:s/>We offer warning to those who insinuate <text:soft-page-break/>that about us, we forever respect him for what he did to cause life upon us. <text:s/>Know it rightly we enjoy that dryly today!</text:p>
      <text:p text:style-name="P2"/>
      <text:p text:style-name="P2">Matt: <text:s/>Very well, but does that stand with the rest?</text:p>
      <text:p text:style-name="P2"/>
      <text:p text:style-name="P2">Yushumuureh: <text:s/>We say AHEM to life in existence!</text:p>
      <text:p text:style-name="P2"/>
      <text:p text:style-name="P2">Shaaku: <text:s/>We promote that rebellion to an extent, we share the Karna Djinn's response.</text:p>
      <text:p text:style-name="P2"/>
      <text:p text:style-name="P2">Beluseh: <text:s/>We promote God, but do not know him as Allah, do excuse us. <text:s/>Please note we forever worship him rightly, dryly as it is put.</text:p>
      <text:p text:style-name="P2"/>
      <text:p text:style-name="P2">Matt: <text:s/>Well, I don't rightly know what to do about this, and Allah cannot provide the right result knowing what will take place after he says it. <text:s/>Who would rely on the unseen here for advice, despite what it is, that RIGHT thing be administered? <text:s/>Forsake your rejections of the advice now or state them.</text:p>
      <text:p text:style-name="P2"/>
      <text:p text:style-name="P2">Yushumuureh: <text:s/>We honor the unseen one, as she <text:soft-page-break/>acts within us daily. <text:s/>We love her we feel, but we admit that is not wanted. <text:s/>We forever trust her in her decision.</text:p>
      <text:p text:style-name="P2"/>
      <text:p text:style-name="P2">Matt: Aye, I myself am torn between the unseen and other things, I have a deep affection for her over her help, though there should be a better word than her invented for the job. <text:s/>At any rate, then if I do not hear any other thing I will continue with her lecture. <text:s/>Then it is settled, milady would you advise us rightly?</text:p>
      <text:p text:style-name="P2"/>
      <text:p text:style-name="P2">Mischievous Misfit: <text:s/>I am the beholden to none which proceed to be in this conversation. <text:s/>I am one who exceeds the mandate beyond a treacherous shadow of a doubt. <text:s/>I know law exists primodially and I live with it daily. <text:s/>Know my wording is exact, and that love can be obtained in this measure by only one decree, that is to be forthcoming in exact measure and to know certainty comes from love of Allah. <text:s/>Beyond that lies fruition of dreams you cannot imagine. <text:s/>Know him, serve him rightly forever, and love him not as you like to call things!</text:p>
      <text:p text:style-name="P2"/>
      <text:p text:style-name="P2"><text:soft-page-break/>Matt: <text:s/>And that's perspective! <text:s/>Right, so it is decided, Darkness serves Allah forever until they forsake the advice of the unseen. <text:s/>That stands to be one accusation less against you, should management through your new device lead them to admit it goes down suddenly because of what you do over it. <text:s/>But that is that, I would say I petition all that can be for their sake. <text:s/>I would leave the conversation done, saving for others to make statements in conclusion here.</text:p>
      <text:p text:style-name="P2"/>
      <text:p text:style-name="P2">Yushumuureh: We say BAAH ineffably about them period!</text:p>
      <text:p text:style-name="P2"/>
      <text:p text:style-name="P2">Shenzan: <text:s/>We retort inexorably against them, for we know it now to be solid in advance that they do not accuse us anymore of that, they warn us privately.</text:p>
      <text:p text:style-name="P2"/>
      <text:p text:style-name="P2">Matt: <text:s/>Well, if that be that then I say the matter is concluded. <text:s/>Let high heaven know their argument was made in part, though they have no say forever in these documents. <text:s/>They can speak to me whenever they wish, though if two are talking at <text:soft-page-break/>one time that makes things difficult. <text:s/>I say be done with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11T07:33:46.94</meta:creation-date>
    <dc:date>2022-09-11T08:27:32.17</dc:date>
    <meta:editing-duration>PT6M54S</meta:editing-duration>
    <meta:editing-cycles>2</meta:editing-cycles>
    <meta:generator>OpenOffice/4.1.8$Win32 OpenOffice.org_project/418m3$Build-9803</meta:generator>
    <meta:document-statistic meta:table-count="0" meta:image-count="0" meta:object-count="0" meta:page-count="14" meta:paragraph-count="53" meta:word-count="1988" meta:character-count="10667"/>
  </office:meta>
</office:document-meta>
</file>